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5cm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marker-end="Symmetric_20_Arrow" draw:textarea-horizontal-align="center" draw:textarea-vertical-align="middle"/>
    </style:style>
    <style:style style:name="P1" style:family="paragraph">
      <style:text-properties fo:font-family="'Courier New'" style:font-style-name="Normal" style:font-family-generic="modern" style:font-pitch="fixed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style-name="Normal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347cm" svg:height="9.203cm" svg:x="0.972cm" svg:y="0.1cm">
          <draw:text-box>
            <text:p><text:span text:style-name="T1">/* example of error recovery */</text:span></text:p>
            <text:p><text:span text:style-name="T1">call on error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"COPY" <text:s/>file1 file2</text:span></text:p>
            <text:p><text:span text:style-name="T1">say "Using" file2</text:span></text:p>
            <text:p><text:span text:style-name="T1"><text:s text:c="5"/></text:span><text:span text:style-name="T1">.</text:span></text:p>
            <text:p><text:span text:style-name="T1"><text:s text:c="5"/></text:span><text:span text:style-name="T1">.</text:span></text:p>
            <text:p><text:span text:style-name="T1"><text:s text:c="6"/></text:span><text:span text:style-name="T1">exit</text:span></text:p>
            <text:p><text:span text:style-name="T1">error:</text:span></text:p>
            <text:p><text:span text:style-name="T1">say "Cannot find" file1</text:span></text:p>
            <text:p><text:span text:style-name="T1">say "Type Y to continue anyway."</text:span></text:p>
            <text:p><text:span text:style-name="T1">pull answer</text:span></text:p>
            <text:p><text:span text:style-name="T1">if answer = "Y" then</text:span></text:p>
            <text:p><text:span text:style-name="T1">do</text:span></text:p>
            <text:p><text:span text:style-name="T1"><text:s text:c="2"/></text:span><text:span text:style-name="T1">/* create dummy file */</text:span></text:p>
            <text:p><text:span text:style-name="T1"><text:s text:c="7"/></text:span><text:span text:style-name="T1">.</text:span></text:p>
            <text:p><text:span text:style-name="T1"><text:s text:c="7"/></text:span><text:span text:style-name="T1">.</text:span></text:p>
            <text:p><text:span text:style-name="T1"><text:s text:c="7"/></text:span><text:span text:style-name="T1">.</text:span></text:p>
            <text:p><text:span text:style-name="T1"><text:s text:c="2"/></text:span><text:span text:style-name="T1">file2 = "dummy.fil"</text:span></text:p>
            <text:p><text:span text:style-name="T1"><text:s text:c="2"/></text:span><text:span text:style-name="T1">RETURN</text:span></text:p>
            <text:p><text:span text:style-name="T1">end</text:span></text:p>
            <text:p><text:span text:style-name="T1">else exit</text:span></text:p>
          </draw:text-box>
        </draw:frame>
        <draw:polyline draw:style-name="gr2" draw:text-style-name="P2" draw:layer="layout" svg:width="0.999cm" svg:height="1.999cm" draw:transform="rotate (3.1415926535892) translate (1.10000000000119cm 4.176cm)" svg:viewBox="0 0 1000 2000" draw:points="0,-6352 1000,-6352 1000,-8352 0,-8352">
          <text:p/>
        </draw:polyline>
        <draw:polyline draw:style-name="gr3" draw:text-style-name="P2" draw:layer="layout" svg:width="4.997cm" svg:height="5.628cm" svg:x="3.086cm" svg:y="2.602cm" svg:viewBox="0 0 4998 5629" draw:points="0,5629 4998,5629 4998,0 2499,0 2499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8.42cm" fo:page-height="9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an Louis Faucher</meta:initial-creator>
    <meta:creation-date>2009-12-19T18:44:27.79</meta:creation-date>
    <meta:generator>OpenOffice.org/3.1$Win32 OpenOffice.org_project/310m19$Build-9420</meta:generator>
    <dc:date>2009-12-19T21:58:43.79</dc:date>
    <dc:creator>Jean Louis Faucher</dc:creator>
    <meta:editing-duration>PT01H14M40S</meta:editing-duration>
    <meta:editing-cycles>9</meta:editing-cycles>
    <meta:document-statistic meta:object-count="3"/>
  </office:meta>
</office:document-meta>
</file>